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Google Sans1" svg:font-family="'Google Sans', arial, sans-serif-medium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1.138cm" fo:orphans="2" fo:widows="2"/>
    </style:style>
    <style:style style:name="P2" style:family="paragraph" style:parent-style-name="Standard">
      <style:paragraph-properties style:line-height-at-least="1.138cm" fo:orphans="2" fo:widows="2"/>
      <style:text-properties style:font-name="Google Sans" loext:padding="0cm" loext:border="none"/>
    </style:style>
    <style:style style:name="P3" style:family="paragraph" style:parent-style-name="Standard">
      <style:paragraph-properties fo:orphans="2" fo:widows="2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orphans="2" fo:widows="2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Text_20_body">
      <style:paragraph-properties fo:margin-top="0cm" fo:margin-bottom="0cm" loext:contextual-spacing="false" style:line-height-at-least="0.635cm" fo:text-align="start" style:justify-single-word="false" fo:orphans="2" fo:widows="2"/>
      <style:text-properties fo:font-variant="normal" fo:text-transform="none" fo:color="#202124" fo:letter-spacing="normal" fo:background-color="#ffffff" loext:padding="0cm" loext:border="none"/>
    </style:style>
    <style:style style:name="P9" style:family="paragraph" style:parent-style-name="Text_20_body">
      <style:paragraph-properties fo:margin-left="0cm" fo:margin-right="0.423cm" fo:margin-top="0cm" fo:margin-bottom="0.423cm" loext:contextual-spacing="false" fo:line-height="130%" fo:orphans="2" fo:widows="2" fo:text-indent="0cm" style:auto-text-indent="false"/>
      <style:text-properties fo:font-variant="normal" fo:text-transform="none" fo:color="#202124" style:font-name="Google Sans" fo:font-size="15pt" fo:letter-spacing="normal" fo:language="pt" fo:country="BR" fo:font-style="normal" fo:font-weight="normal"/>
    </style:style>
    <style:style style:name="P10" style:family="paragraph" style:parent-style-name="Heading_20_1">
      <style:text-properties style:font-name="arial" fo:font-size="10.5pt" fo:font-weight="normal"/>
    </style:style>
    <style:style style:name="T1" style:family="text">
      <style:text-properties style:font-name="arial" fo:font-size="12pt" fo:language="pt" fo:country="PT" fo:font-style="normal" fo:font-weight="bold"/>
    </style:style>
    <style:style style:name="T2" style:family="text">
      <style:text-properties style:font-name="arial" fo:font-size="12pt" fo:language="pt" fo:country="PT" fo:font-style="normal" fo:font-weight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appbar">
        <text:section text:style-name="Sect2" text:name="extabar">
          <text:p text:style-name="P3"/>
          <text:section text:style-name="Sect2" text:name="slim_appbar">
            <text:p text:style-name="P1"/>
            <text:section text:style-name="Sect2" text:name="result-stats">
              <text:p text:style-name="P2">Aproximadamente 14.300.000 resultados (0,46 segundos) </text:p>
            </text:section>
          </text:section>
        </text:section>
      </text:section>
      <text:section text:style-name="Sect2" text:name="_CFI_Y4C8DuO31sQP8sC24Ac_21">
        <text:p text:style-name="P5"/>
        <text:section text:style-name="Sect2" text:name="arc-stev">
          <text:p text:style-name="P3"/>
        </text:section>
      </text:section>
      <text:section text:style-name="Sect2" text:name="atvcap">
        <text:p text:style-name="P4"/>
      </text:section>
      <text:section text:style-name="Sect2" text:name="rcnt">
        <text:p text:style-name="P7"><draw:frame draw:style-name="fr1" draw:name="Quadro1" text:anchor-type="char" svg:width="0.041cm" draw:z-index="0"><draw:text-box fo:min-height="0.041cm"><text:h text:style-name="P10" text:outline-level="1">Resultados da pesquisa</text:h></draw:text-box></draw:frame></text:p>
        <text:section text:style-name="Sect2" text:name="oFNiHe">
          <text:p text:style-name="P6"/>
        </text:section>
        <text:section text:style-name="Sect2" text:name="tvcap">
          <text:p text:style-name="P6"/>
        </text:section>
        <text:section text:style-name="Sect2" text:name="Odp5De">
          <text:p text:style-name="P9">Poesias de amor</text:p>
          <text:p text:style-name="P8"><draw:frame draw:style-name="fr1" draw:name="Quadro2" text:anchor-type="char" svg:width="0.041cm" draw:z-index="1"><draw:text-box fo:min-height="0.041cm"><text:h text:style-name="Heading_20_2" text:outline-level="2">Trecho da Web em destaque</text:h></draw:text-box></draw:frame>“<text:span text:style-name="T1">Não sei amar pela metade, não sei viver de mentiras, não sei voar com os pés no chão.”</text:span><text:span text:style-name="T2"> “</text:span><text:span text:style-name="T1">Amar não acaba.</text:span><text:span text:style-name="T2"> </text:span><text:span text:style-name="T1">É como se o mundo estivesse a minha espera.</text:span><text:span text:style-name="T2"> </text:span><text:span text:style-name="T1">E eu vou ao encontro do que me espera.”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Google Sans1" svg:font-family="'Google Sans', arial, sans-serif-medium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6T19:14:13.398083247</meta:creation-date>
    <dc:date>2022-10-06T19:15:01.725355243</dc:date>
    <meta:editing-duration>PT49S</meta:editing-duration>
    <meta:editing-cycles>1</meta:editing-cycles>
    <meta:document-statistic meta:table-count="0" meta:image-count="0" meta:object-count="0" meta:page-count="1" meta:paragraph-count="5" meta:word-count="55" meta:character-count="304" meta:non-whitespace-character-count="253"/>
    <meta:generator>LibreOffice/5.1.6.2$Linux_X86_64 LibreOffice_project/10m0$Build-2</meta:generator>
  </office:meta>
</office:document-meta>
</file>